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ythologie grecque adoptée par les romains</text:p>
      <text:p text:style-name="Standard">Paule du Bouchet,</text:p>
      <text:p text:style-name="Standard">Hatier 1987</text:p>
      <text:p text:style-name="Standard"/>
      <text:h text:style-name="Heading_20_1" text:outline-level="1">Orphée et Eurydice</text:h>
      <text:p text:style-name="Standard"><text:span text:style-name="_3c_pb_3e_">[30]</text:span> En principe, les dieux sont toujours les meilleurs en tout. Mais il faut bien dire que pour la musique et la poésie, Orphée n’est pas loin de surpasser les dieux… Lorsqu’il prend sa lyre et se met à chanter, tout s’apaise, tout se calme, tout devient magique. Les rochers, les collines se mettent en marche, les animaux le suivent, les hommes cessent leur querelles. On a même vu des fleuves changer leur cours…</text:p>
      <text:p text:style-name="Standard">Est-ce par sa musique qu’il a séduit la belle Eurydice ? Cela, on ne le sait pas. En tout cas, elle est devenue sa femme, et ils s’aiment avec passion.</text:p>
      <text:p text:style-name="Standard">C’est peut-être parce que la passion est si grande que le malheur frappe un jour si fort : Eurydice st mordue par une vipère et elle meurt. La douleur d’Orphée n’a pas de nom. Lui aussi croit mourir. Il ne peut vivre sans son aimée. Il décide de se rendre au Royaume des Morts pour arracher Eurydice à Hadès. Il ose par amour ce qu’aucun homme n’a jamais osé. Arrivé chez les morts, Orphée joue de sa lyre… Et miracle ! Cerbère lâche sa garde, la roue d’Ixion cesse de tourner, Sisyphe s’appuie sur sa pierre et Tantale lui-même oublie sa soif ! Maintenant, Orphée chante pour Hadès et Perséphone, et ses paroles sont une supplication : « Laissez-moi reprendre mon Eurydice ! » Et des larmes de fer coulent le long des joues d’Hadès. Il fait venir Orphée et lui rend son Eurydice. Mais à une condition : pendant tout le temps que durera le voyage de retour vers la lumière, Orphée ne devra pas se retourner.</text:p>
      <text:p text:style-name="Standard">Les voilà, les deux époux retrouvés, l’un derrière l’autre, Orphée devant, son cœur bondissant dans sa poitrine… L’ombre devient grise, bientôt le jour. Un pas encore, et Orphée entre, joyeux, dans la lumière du jour. Il se retourne… Trop tôt ! Eurydice est encore dans la caverne. Il la voit trembler dans la lumière. Il lui tend les bras… Plus personne ! Orphée l’appelle, crie, supplie. Il n’a plus maintenant qu’à errer, seul et désespéré, sur la terre, chantant sa douleur et seuls les rochers lui répondent, et les rivières et les arbres. Pauvre Orph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pb_3e_" style:display-name="&lt;pb&gt;" style:family="text">
      <style:text-properties fo:color="#ff3333"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14T11:59:54.74</meta:creation-date>
    <dc:date>2019-10-14T13:39:56.98</dc:date>
    <dc:creator>Karolina Suchecka</dc:creator>
    <meta:editing-duration>PT1H20M20S</meta:editing-duration>
    <meta:editing-cycles>2</meta:editing-cycles>
    <meta:generator>OpenOffice/4.1.6$Win32 OpenOffice.org_project/416m1$Build-9790</meta:generator>
    <meta:document-statistic meta:table-count="0" meta:image-count="0" meta:object-count="0" meta:page-count="1" meta:paragraph-count="8" meta:word-count="383" meta:character-count="2125"/>
  </office:meta>
</office:document-meta>
</file>